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300000063F16A6296E8FA6AF7.jpg" manifest:media-type="image/jpe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492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title">
      <style:graphic-properties fo:min-height="3.507cm"/>
      <style:paragraph-properties style:writing-mode="lr-tb"/>
    </style:style>
    <style:style style:name="pr5" style:family="presentation" style:parent-style-name="Lights1-outline1">
      <style:graphic-properties fo:min-height="12.737cm"/>
      <style:paragraph-properties style:writing-mode="lr-tb"/>
    </style:style>
    <style:style style:name="pr6" style:family="presentation" style:parent-style-name="Lights1-notes">
      <style:graphic-properties draw:fill-color="#ffffff" draw:auto-grow-height="true" fo:min-height="13.364cm"/>
      <style:paragraph-properties style:writing-mode="lr-tb"/>
    </style:style>
    <style:style style:name="pr7" style:family="presentation" style:parent-style-name="Lights2-title">
      <style:graphic-properties fo:min-height="3.473cm"/>
      <style:paragraph-properties style:writing-mode="lr-tb"/>
    </style:style>
    <style:style style:name="pr8" style:family="presentation" style:parent-style-name="Lights2-outline1">
      <style:graphic-properties fo:min-height="11.95cm"/>
      <style:paragraph-properties style:writing-mode="lr-tb"/>
    </style:style>
    <style:style style:name="pr9" style:family="presentation" style:parent-style-name="Lights2-notes">
      <style:graphic-properties draw:fill-color="#ffffff" draw:auto-grow-height="true" fo:min-height="13.364cm"/>
      <style:paragraph-properties style:writing-mode="lr-tb"/>
    </style:style>
    <style:style style:name="pr10" style:family="presentation" style:parent-style-name="Lights2-title">
      <style:graphic-properties fo:min-height="2.906cm"/>
      <style:paragraph-properties style:writing-mode="lr-tb"/>
    </style:style>
    <style:style style:name="pr11" style:family="presentation" style:parent-style-name="Lights2-title">
      <style:graphic-properties fo:min-height="2.506cm"/>
      <style:paragraph-properties style:writing-mode="lr-tb"/>
    </style:style>
    <style:style style:name="pr12" style:family="presentation" style:parent-style-name="Lights2-title">
      <style:graphic-properties fo:min-height="3.6cm"/>
      <style:paragraph-properties style:writing-mode="lr-tb"/>
    </style:style>
    <style:style style:name="pr13" style:family="presentation" style:parent-style-name="Lights2-outline1">
      <style:graphic-properties draw:textarea-vertical-align="middle" fo:min-height="11.95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style:writing-mode="lr-tb"/>
    </style:style>
    <style:style style:name="P4" style:family="paragraph">
      <style:paragraph-properties style:writing-mode="lr-tb"/>
      <style:text-properties fo:color="#000000"/>
    </style:style>
    <style:style style:name="P5" style:family="paragraph">
      <style:paragraph-properties style:writing-mode="lr-tb"/>
      <style:text-properties fo:color="#000000" style:text-underline-style="none"/>
    </style:style>
    <style:style style:name="P6" style:family="paragraph">
      <style:paragraph-properties fo:margin-top="0cm" fo:margin-bottom="0.5cm"/>
    </style:style>
    <style:style style:name="P7" style:family="paragraph">
      <style:paragraph-properties style:writing-mode="lr-tb"/>
      <style:text-properties fo:font-size="26pt"/>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40pt" fo:font-weight="bold" style:font-size-asian="40pt" style:font-weight-asian="bold" style:font-size-complex="40pt" style:font-weight-complex="bold"/>
    </style:style>
    <style:style style:name="P10" style:family="paragraph">
      <style:paragraph-properties style:writing-mode="lr-tb"/>
      <style:text-properties fo:font-size="32pt" fo:font-weight="bold" style:font-size-asian="32pt" style:font-weight-asian="bold" style:font-size-complex="32pt" style:font-weight-complex="bold"/>
    </style:style>
    <style:style style:name="P11" style:family="paragraph">
      <style:paragraph-properties fo:text-align="center"/>
    </style:style>
    <style:style style:name="T1" style:family="text">
      <style:text-properties fo:font-variant="normal" fo:text-transform="none" fo:color="#ffffff"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color="#000000"/>
    </style:style>
    <style:style style:name="T3" style:family="text">
      <style:text-properties fo:color="#000000" style:text-underline-style="solid" style:text-underline-width="bold" style:text-underline-color="font-color"/>
    </style:style>
    <style:style style:name="T4" style:family="text">
      <style:text-properties fo:color="#000000" style:text-underline-style="none"/>
    </style:style>
    <style:style style:name="T5" style:family="text">
      <style:text-properties fo:font-size="26pt"/>
    </style:style>
    <style:style style:name="T6" style:family="text">
      <style:text-properties fo:font-size="26pt" fo:background-color="#ffff00"/>
    </style:style>
    <style:style style:name="T7" style:family="text">
      <style:text-properties fo:font-weight="bold" style:font-weight-asian="bold"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40pt" fo:font-weight="bold" style:font-size-asian="40pt" style:font-weight-asian="bold" style:font-size-complex="40pt" style:font-weight-complex="bold"/>
    </style:style>
    <style:style style:name="T10" style:family="text">
      <style:text-properties fo:color="#000000" fo:background-color="#ffff00"/>
    </style:style>
    <style:style style:name="T11" style:family="text">
      <style:text-properties fo:background-color="#ffff00"/>
    </style:style>
    <style:style style:name="T1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3.507cm" svg:x="1.8cm" svg:y="3.2cm" presentation:class="title" presentation:user-transformed="true">
          <draw:text-box>
            <text:p><text:tab/><text:tab/>Recherche sur la POO</text:p>
          </draw:text-box>
        </draw:frame>
        <draw:frame presentation:style-name="pr2" draw:text-style-name="P3" draw:layer="layout" svg:width="25.199cm" svg:height="7.492cm" svg:x="1.4cm" svg:y="9.6cm" presentation:class="subtitle" presentation:user-transformed="true">
          <draw:text-box>
            <text:p text:style-name="P2"><text:span text:style-name="T1">Réalisé par :Assane Dion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text-style-name="P1" draw:layer="layout" svg:width="25.199cm" svg:height="3.507cm" svg:x="1.4cm" svg:y="1.135cm" presentation:class="title">
          <draw:text-box>
            <text:p>la POO </text:p>
          </draw:text-box>
        </draw:frame>
        <draw:frame presentation:style-name="pr5" draw:text-style-name="P4" draw:layer="layout" svg:width="26.6cm" svg:height="14.2cm" svg:x="0.4cm" svg:y="6cm" presentation:class="outline" presentation:user-transformed="true">
          <draw:text-box>
            <text:list text:style-name="L2">
              <text:list-header>
                <text:p><text:span text:style-name="T2">1.La POO est un concept, une manière de programmer ou simplement un</text:span></text:p>
              </text:list-header>
              <text:list-item>
                <text:p><text:span text:style-name="T2">ensemble de règles à respecter pour aboutir à un bon programme. C’est un</text:span></text:p>
              </text:list-item>
              <text:list-item>
                <text:p><text:span text:style-name="T2">paradigme de programmation informatique qui consiste en la définition et</text:span></text:p>
              </text:list-item>
              <text:list-item>
                <text:p><text:span text:style-name="T2">l’assemblage de briques logicielles appelées objets. Il permet ainsi de faire le</text:span></text:p>
              </text:list-item>
              <text:list-item>
                <text:p><text:span text:style-name="T2">lien avec la manière dont nous concevons notre monde.</text:span></text:p>
                <text:p><text:span text:style-name="T2">2. La POO est une méthode d’implémentation dans laquelle les programmes sont</text:span></text:p>
              </text:list-item>
              <text:list-item>
                <text:p><text:span text:style-name="T2">organisés sous formes de collections coopératives d’objets, dont chacun</text:span></text:p>
              </text:list-item>
              <text:list-item>
                <text:p><text:span text:style-name="T2">représente une instance d’une classe.</text:span></text:p>
                <text:p><text:span text:style-name="T2">3. Un objet est défini par un état et un comportement.</text:span></text:p>
              </text:list-item>
              <text:list-item>
                <text:p><text:span text:style-name="T2">L’état de l’objet est définie dans le temps. Il est représenté par l’ensemble des</text:span></text:p>
              </text:list-item>
              <text:list-item>
                <text:p><text:span text:style-name="T2">valeurs que prennent ses propriétés à un instant bien défini.</text:span></text:p>
              </text:list-item>
              <text:list-item>
                <text:p><text:span text:style-name="T2">Le comportement est représenté par la capacité des méthodes de l’objet à</text:span></text:p>
              </text:list-item>
              <text:list-item>
                <text:p><text:span text:style-name="T2">transformer les propriétés de l’objet</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7" draw:text-style-name="P1" draw:layer="layout" svg:width="25.199cm" svg:height="3.473cm" svg:x="1.4cm" svg:y="2.411cm" presentation:class="title" presentation:user-transformed="true">
          <draw:text-box>
            <text:p>Avantages &amp; Inconvénients de la POO</text:p>
          </draw:text-box>
        </draw:frame>
        <draw:frame presentation:style-name="pr8" draw:text-style-name="P5" draw:layer="layout" svg:width="27.4cm" svg:height="14.4cm" svg:x="0.2cm" svg:y="6.2cm" presentation:class="outline" presentation:user-transformed="true">
          <draw:text-box>
            <text:list text:style-name="L2">
              <text:list-header>
                <text:p><text:span text:style-name="T3">Avantages:</text:span></text:p>
              </text:list-header>
              <text:list-item>
                <text:p><text:span text:style-name="T4"><text:s/></text:span><text:span text:style-name="T4">Programmation plus simple et plus rapide</text:span></text:p>
              </text:list-item>
              <text:list-item>
                <text:p><text:span text:style-name="T4"><text:s/></text:span><text:span text:style-name="T4">Abstraction des données</text:span></text:p>
              </text:list-item>
              <text:list-item>
                <text:p><text:span text:style-name="T4">Modularité</text:span></text:p>
              </text:list-item>
              <text:list-item>
                <text:p><text:span text:style-name="T4">Lisibilité</text:span></text:p>
              </text:list-item>
              <text:list-item>
                <text:p><text:span text:style-name="T4"><text:s/></text:span><text:span text:style-name="T4">Réutilisabilité</text:span></text:p>
                <text:p><text:span text:style-name="T4"/></text:p>
                <text:p><text:span text:style-name="T3">Inconvénients :</text:span></text:p>
              </text:list-item>
              <text:list-item>
                <text:p><text:span text:style-name="T4">Plus difficile à maîtriser</text:span></text:p>
              </text:list-item>
              <text:list-item>
                <text:p><text:span text:style-name="T4">Plus long a l’exécution</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presentation:style-name="pr10" draw:text-style-name="P1" draw:layer="layout" svg:width="25.199cm" svg:height="2.906cm" svg:x="1.4cm" svg:y="2.694cm" presentation:class="title">
          <draw:text-box>
            <text:p>C’est quoi une classe ?</text:p>
          </draw:text-box>
        </draw:frame>
        <draw:frame presentation:style-name="pr8" draw:text-style-name="P1" draw:layer="layout" svg:width="25.199cm" svg:height="12.2cm" svg:x="1.4cm" svg:y="6.2cm" presentation:class="outline">
          <draw:text-box>
            <text:list text:style-name="L2">
              <text:list-item>
                <text:p>Une classe est le regroupement <text:s/>d’attribut et de méthode .</text:p>
              </text:list-item>
              <text:list-item>
                <text:p>Attribut : c’est une propriété de la classe</text:p>
              </text:list-item>
              <text:list-item>
                <text:p>Méthode : c’est un comportement de la classe</text:p>
                <text:p text:style-name="P6"/>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10" draw:text-style-name="P1" draw:layer="layout" svg:width="25.199cm" svg:height="2.906cm" svg:x="1.4cm" svg:y="2.694cm" presentation:class="title">
          <draw:text-box>
            <text:p>Les langages Objets</text:p>
          </draw:text-box>
        </draw:frame>
        <draw:frame presentation:style-name="pr8" draw:text-style-name="P1" draw:layer="layout" svg:width="26.6cm" svg:height="14cm" svg:x="0.6cm" svg:y="6.2cm" presentation:class="outline" presentation:user-transformed="true">
          <draw:text-box>
            <text:list text:style-name="L2">
              <text:list-header>
                <text:p>En quoi un langage objet diffère-t-il d’un langage normal ?</text:p>
              </text:list-header>
              <text:list-item>
                <text:p><text:s/>Un langage objet est un langage qui respecte les concepts de la programmation orientée Objet.</text:p>
              </text:list-item>
              <text:list-item>
                <text:p>Un LO possède toutes les caractéristiques d’un langage traditionnel, avec deux grands aspects supplémentaires (Encapsulation et l’héritage). On peut donc tout à fait programmer dans un langage objet comme on programmerait en langage procédurale tels que le Fortran, le Cobol ou le C.</text:p>
              </text:list-item>
              <text:list-item>
                <text:p>Quelques langages orientés Objet</text:p>
                <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presentation:style-name="pr8" draw:text-style-name="P7" draw:layer="layout" svg:width="25.2cm" svg:height="13.4cm" svg:x="1.4cm" svg:y="5.6cm" presentation:class="outline" presentation:user-transformed="true">
          <draw:text-box>
            <text:list text:style-name="L2">
              <text:list-item>
                <text:p><text:span text:style-name="T5">C++: très utiliser</text:span></text:p>
              </text:list-item>
              <text:list-item>
                <text:p><text:span text:style-name="T5">C# : langage de Microsoft utilisé par Apple</text:span></text:p>
              </text:list-item>
              <text:list-item>
                <text:p><text:span text:style-name="T5">Objective C:langage utilisé par Apple</text:span></text:p>
              </text:list-item>
              <text:list-item>
                <text:p><text:span text:style-name="T5">PHP : langage très utilisé sur le web</text:span></text:p>
              </text:list-item>
              <text:list-item>
                <text:p><text:span text:style-name="T5">Python</text:span></text:p>
              </text:list-item>
              <text:list-item>
                <text:p><text:span text:style-name="T5">Ruby</text:span></text:p>
              </text:list-item>
              <text:list-item>
                <text:p><text:span text:style-name="T5">Eiffel</text:span></text:p>
              </text:list-item>
              <text:list-item>
                <text:p><text:span text:style-name="T5">Ada</text:span></text:p>
              </text:list-item>
              <text:list-item>
                <text:p><text:span text:style-name="T5">Smalltalk</text:span></text:p>
                <text:p><text:span text:style-name="T6">NB: la syntaxe change mais le concept reste le même.</text:span></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10" draw:text-style-name="P1" draw:layer="layout" svg:width="25.199cm" svg:height="2.906cm" svg:x="1.4cm" svg:y="2.694cm" presentation:class="title">
          <draw:text-box>
            <text:p>Les 4 concepts de bases</text:p>
          </draw:text-box>
        </draw:frame>
        <draw:frame presentation:style-name="pr8" draw:text-style-name="P1" draw:layer="layout" svg:width="25.199cm" svg:height="12.2cm" svg:x="1.4cm" svg:y="6.2cm" presentation:class="outline" presentation:user-transformed="true">
          <draw:text-box>
            <text:list text:style-name="L2">
              <text:list-item>
                <text:p>La POO ou programmation orientée Objet s’appuie sur quatre fondamentaux:</text:p>
                <text:p>1. La notion de classe et ses objets</text:p>
                <text:p>2. La notion d’encapsulation</text:p>
                <text:p>3. La notion d’héritage</text:p>
                <text:p>4. La notion de polymorphisme</text:p>
              </text:list-item>
            </text:list>
          </draw:text-box>
        </draw:frame>
        <presentation:notes draw:style-name="dp2">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draw:frame presentation:style-name="pr11" draw:text-style-name="P1" draw:layer="layout" svg:width="25.199cm" svg:height="2.506cm" svg:x="1.201cm" svg:y="2.094cm" presentation:class="title" presentation:user-transformed="true">
          <draw:text-box>
            <text:p>Concept 1: Classe &amp; Objet</text:p>
          </draw:text-box>
        </draw:frame>
        <draw:frame presentation:style-name="pr8" draw:text-style-name="P1" draw:layer="layout" svg:width="26.4cm" svg:height="15.8cm" svg:x="0.6cm" svg:y="4.8cm" presentation:class="outline" presentation:user-transformed="true">
          <draw:text-box>
            <text:list text:style-name="L2">
              <text:list-item>
                <text:p>Dans le monde réel, nous comprenons les objets en les associant à des catégories.<text:span text:style-name="T7"> Assane est un étudiant, Mr Mbaye un formateur, SA une université et Sénégal un Pays.</text:span></text:p>
              </text:list-item>
              <text:list-item>
                <text:p>Tous les membres d’une catégorie possèdent des caractéristiques et des comportements communs peu importe leurs états individuels.</text:p>
              </text:list-item>
              <text:list-item>
                <text:p>Un étudiant particulier Dieynaba est simplement une instance de la classe (Type) Etudiants donc possède les même propriétés (attributs) et comportements (méthodes) que toutes autres instances de la classe Etudiants.</text:p>
              </text:list-item>
              <text:list-item>
                <text:p>Par exemple. Si l’objet Dieynaba et l’objet Assane sont des étudiants, alors si Dieynaba à une propriété Prénom, alors Assane devra aussi en disposé et inversement.</text:p>
              </text:list-item>
              <text:list-item>
                <text:p>Par contre les valeurs des attributs (caractéristiques propres) sont susceptibles d’être différentes s’est à dire que l'Age de l’objet Dieynaba peut être égale à 23 alors que celui de Assane sera de 25.</text:p>
              </text:list-item>
              <text:list-item>
                <text:p>Une classe est donc un patron de conception (Maquette) à partir duquel des objets individuels sont créés.</text:p>
              </text:list-item>
            </text:list>
          </draw:text-box>
        </draw:frame>
        <presentation:notes draw:style-name="dp2">
          <draw:page-thumbnail draw:style-name="gr1" draw:layer="layout" svg:width="14.848cm" svg:height="11.136cm" svg:x="3.075cm" svg:y="2.257cm" draw:page-number="8" presentation:class="page"/>
          <draw:frame presentation:style-name="pr9" draw:text-style-name="P8" draw:layer="layout" svg:width="16.799cm" svg:height="13.364cm" svg:x="2.1cm" svg:y="14.107cm" presentation:class="notes" presentation:placeholder="true">
            <draw:text-box/>
          </draw:frame>
        </presentation:notes>
      </draw:page>
      <draw:page draw:name="page9" draw:style-name="dp1" draw:master-page-name="Lights2" presentation:presentation-page-layout-name="AL2T1">
        <draw:frame presentation:style-name="pr7" draw:text-style-name="P1" draw:layer="layout" svg:width="25.199cm" svg:height="3.473cm" svg:x="1.4cm" svg:y="2.411cm" presentation:class="title" presentation:user-transformed="true">
          <draw:text-box>
            <text:p>Concept 1: Classe &amp; Objet (Les Attributs)</text:p>
          </draw:text-box>
        </draw:frame>
        <draw:frame presentation:style-name="pr8" draw:text-style-name="P1" draw:layer="layout" svg:width="26.6cm" svg:height="14.4cm" svg:x="0.6cm" svg:y="6.2cm" presentation:class="outline" presentation:user-transformed="true">
          <draw:text-box>
            <text:list text:style-name="L2">
              <text:list-item>
                <text:p>Les attributs d’un objet sont l’ensemble des informations se présentant sous forme de variable et permettant de représenter l’état de l’objet.</text:p>
              </text:list-item>
              <text:list-item>
                <text:p>Dans la classe ETUDIANTS, nous pouvons avoir plusieurs objets tels que Zoumana,Omar, Maguette , Aissatou,Babacar ....</text:p>
              </text:list-item>
              <text:list-item>
                <text:p>Chacun de ces objets, dispose des mêmes propriétés avec des valeurs différentes. Ainsi le Nom de l’objet Zoumana est diffèrent du Nom de l’objet Omar. Accéder aux propriétés d’un objet Zoumana c’est comme quand je veux indiquer le nom, le prénom, la classe et l’adresse de Zoumana. Il faudra alors spécifier que c’est de Zoumana dont je parle. Et étant donné que Zoumana a plusieurs propriétés (prenom,nom, adresse et classe), il me faut alors préciser la quelle de ses propriétés je compte accéder.</text:p>
              </text:list-item>
            </text:list>
          </draw:text-box>
        </draw:frame>
        <presentation:notes draw:style-name="dp2">
          <draw:page-thumbnail draw:style-name="gr1" draw:layer="layout" svg:width="14.848cm" svg:height="11.136cm" svg:x="3.075cm" svg:y="2.257cm" draw:page-number="9" presentation:class="page"/>
          <draw:frame presentation:style-name="pr9" draw:text-style-name="P8" draw:layer="layout" svg:width="16.799cm" svg:height="13.364cm" svg:x="2.1cm" svg:y="14.107cm" presentation:class="notes" presentation:placeholder="true">
            <draw:text-box/>
          </draw:frame>
        </presentation:notes>
      </draw:page>
      <draw:page draw:name="page10" draw:style-name="dp1" draw:master-page-name="Lights2" presentation:presentation-page-layout-name="AL2T1">
        <draw:frame presentation:style-name="pr12" draw:text-style-name="P9" draw:layer="layout" svg:width="25.199cm" svg:height="3.6cm" svg:x="1.4cm" svg:y="2.2cm" presentation:class="title" presentation:user-transformed="true">
          <draw:text-box>
            <text:p><text:span text:style-name="T8">Concept 1: Classe &amp; Objet (Les méthodes)</text:span></text:p>
          </draw:text-box>
        </draw:frame>
        <draw:frame presentation:style-name="pr8" draw:text-style-name="P1" draw:layer="layout" svg:width="27cm" svg:height="15.494cm" svg:x="0.4cm" svg:y="5.106cm" presentation:class="outline" presentation:user-transformed="true">
          <draw:text-box>
            <text:list text:style-name="L2">
              <text:list-header>
                <text:p/>
              </text:list-header>
              <text:list-item>
                <text:p><text:s/>C’est le comportement de l’objet ou les traitements faite sur ses propriétés. Une</text:p>
              </text:list-item>
              <text:list-item>
                <text:p>méthode est une action sur l’une ou plusieurs des propriétés d’un objet.</text:p>
              </text:list-item>
              <text:list-item>
                <text:p>Une méthode va supposer l’emploi d’un certain nombre d’arguments. On trouvera donc des méthodes à un argument, des méthodes à deux arguments, et aussi des méthodes sans arguments.</text:p>
              </text:list-item>
              <text:list-item>
                <text:p>Un argument est un renseignement demandé par une méthode avant d’effectuer une tache. Il peut être obligatoire ou optionnel.</text:p>
              </text:list-item>
              <text:list-item>
                <text:p>Par exemple, l’objet Zoumana fait des choses ou ses attributs subissent des actions,</text:p>
              </text:list-item>
              <text:list-item>
                <text:p>on peut alors modifier son Prénom ,Nom,Adresse etc...</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8" draw:layer="layout" svg:width="16.799cm" svg:height="13.364cm" svg:x="2.1cm" svg:y="14.107cm" presentation:class="notes" presentation:placeholder="true">
            <draw:text-box/>
          </draw:frame>
        </presentation:notes>
      </draw:page>
      <draw:page draw:name="page11" draw:style-name="dp1" draw:master-page-name="Lights2" presentation:presentation-page-layout-name="AL2T1">
        <draw:frame presentation:style-name="pr10" draw:text-style-name="P9" draw:layer="layout" svg:width="25.199cm" svg:height="2.906cm" svg:x="1.4cm" svg:y="2.694cm" presentation:class="title">
          <draw:text-box>
            <text:p><text:span text:style-name="T9">Concept 1: Classe &amp; Objet(NB)</text:span></text:p>
          </draw:text-box>
        </draw:frame>
        <draw:frame presentation:style-name="pr8" draw:text-style-name="P1" draw:layer="layout" svg:width="25.8cm" svg:height="12.4cm" svg:x="1.4cm" svg:y="6.2cm" presentation:class="outline" presentation:user-transformed="true">
          <draw:text-box>
            <text:list text:style-name="L2">
              <text:list-header>
                <text:p><text:span text:style-name="T7">D’une manière générale:</text:span></text:p>
              </text:list-header>
              <text:list-item>
                <text:p><text:s/>Une classe est une représentation abstraite de quelque chose. Elle décrit un ensemble d’éléments (d’objets) ayant les mêmes attributs (propriétés) et les mêmes comportements (méthodes). </text:p>
              </text:list-item>
              <text:list-item>
                <text:p>Un objet est un exemple utilisable de ce que représente la classe. C’est une</text:p>
              </text:list-item>
              <text:list-item>
                <text:p>instance de la classe c'est-à-dire un élément (membre de la classe). </text:p>
              </text:list-item>
              <text:list-item>
                <text:p><text:s/><text:span text:style-name="T10">Une classe peut disposer de plusieurs objets, mais un objet est une instance d’une et une seule classe</text:span></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1" draw:master-page-name="Lights2" presentation:presentation-page-layout-name="AL2T1">
        <draw:frame presentation:style-name="pr10" draw:text-style-name="P10" draw:layer="layout" svg:width="25.199cm" svg:height="2.906cm" svg:x="1.4cm" svg:y="2.694cm" presentation:class="title">
          <draw:text-box>
            <text:p><text:span text:style-name="T8">Concept 2: Encapsulation</text:span></text:p>
          </draw:text-box>
        </draw:frame>
        <draw:frame presentation:style-name="pr8" draw:text-style-name="P1" draw:layer="layout" svg:width="27.2cm" svg:height="14.2cm" svg:x="0.2cm" svg:y="6.2cm" presentation:class="outline" presentation:user-transformed="true">
          <draw:text-box>
            <text:list text:style-name="L2">
              <text:list-item>
                <text:p>L’encapsulation des données est le plus important des concepts de la programmation objet.</text:p>
              </text:list-item>
              <text:list-item>
                <text:p>L'encapsulation est un mécanisme consistant à rassembler les données et les méthodes au sein d'une structure en cachant l'implémentation de l'objet, c'est-à-dire en empêchant l'accès aux données par un autre moyen que les services proposés.</text:p>
              </text:list-item>
              <text:list-item>
                <text:p>L'encapsulation permet donc de garantir l'intégrité des données contenues dans l'objet.</text:p>
              </text:list-item>
              <text:list-item>
                <text:p>Les attributs sont généralement inaccessibles depuis l’extérieur de l’objet</text:p>
              </text:list-item>
              <text:list-item>
                <text:p>( PRIVATE) : seules les méthodes sont accessibles (PUBLIC ou PROTECTED) .</text:p>
              </text:list-item>
              <text:list-item>
                <text:p><text:span text:style-name="T11">Cacher le détail de la structure interne d’un objet (les attributs) correspond à appliquer le principe d’encapsulation des données : principe de base de la programmation objet.</text:span></text:p>
              </text:list-item>
            </text:list>
          </draw:text-box>
        </draw:frame>
        <presentation:notes draw:style-name="dp2">
          <draw:page-thumbnail draw:style-name="gr1" draw:layer="layout" svg:width="14.848cm" svg:height="11.136cm" svg:x="3.075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1" draw:master-page-name="Lights2" presentation:presentation-page-layout-name="AL2T1">
        <draw:frame presentation:style-name="pr10" draw:text-style-name="P10" draw:layer="layout" svg:width="25.199cm" svg:height="2.906cm" svg:x="1.4cm" svg:y="2.694cm" presentation:class="title">
          <draw:text-box>
            <text:p><text:span text:style-name="T8">Concept 2: Encapsulation (Visibilité)</text:span></text:p>
          </draw:text-box>
        </draw:frame>
        <draw:frame presentation:style-name="pr8" draw:text-style-name="P1" draw:layer="layout" svg:width="26.199cm" svg:height="14.4cm" svg:x="0.4cm" svg:y="6.2cm" presentation:class="outline" presentation:user-transformed="true">
          <draw:text-box>
            <text:list text:style-name="L2">
              <text:list-item>
                <text:p>L'encapsulation permet de définir des niveaux de visibilité des éléments de la classe. Ces niveaux de visibilité définissent les droits d'accès aux données selon que l'on y accède par une méthode de la classe elle-même, d'une classe héritage, ou bien d'une classe quelconque.</text:p>
              </text:list-item>
              <text:list-item>
                <text:p>I<text:span text:style-name="T7">l existe trois niveaux de visibilité:</text:span></text:p>
              </text:list-item>
              <text:list-item>
                <text:p><text:s/><text:span text:style-name="T7">Publique </text:span>: les fonctions de toutes les classes peuvent accéder aux données ou aux méthodes d'une classe définie avec le niveau de visibilité public. Il s'agit du plus bas niveau de protection des données</text:p>
              </text:list-item>
              <text:list-item>
                <text:p><text:span text:style-name="T7">Protégée </text:span>: l'accès aux données est réservé aux fonctions des classes héritage, c'est-à-dire par les fonctions membres de la classe ainsi que des classes dérivées .</text:p>
              </text:list-item>
              <text:list-item>
                <text:p><text:span text:style-name="T7">Privée </text:span>: l'accès aux données est limité aux méthodes de la classe elle-même. Il s'agit du niveau de protection des données le plus élevé.</text:p>
              </text:list-item>
            </text:list>
          </draw:text-box>
        </draw:frame>
        <presentation:notes draw:style-name="dp2">
          <draw:page-thumbnail draw:style-name="gr1" draw:layer="layout" svg:width="14.848cm" svg:height="11.136cm" svg:x="3.075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1" draw:master-page-name="Lights2" presentation:presentation-page-layout-name="AL2T1">
        <draw:frame presentation:style-name="pr10" draw:text-style-name="P10" draw:layer="layout" svg:width="25.199cm" svg:height="2.906cm" svg:x="1.4cm" svg:y="2.694cm" presentation:class="title" presentation:user-transformed="true">
          <draw:text-box>
            <text:p><text:span text:style-name="T8">Concept 3: Héritage</text:span></text:p>
          </draw:text-box>
        </draw:frame>
        <draw:frame presentation:style-name="pr8" draw:text-style-name="P1" draw:layer="layout" svg:width="26.4cm" svg:height="13.6cm" svg:x="0.6cm" svg:y="6.2cm" presentation:class="outline" presentation:user-transformed="true">
          <draw:text-box>
            <text:list text:style-name="L2">
              <text:list-item>
                <text:p>Les classes peuvent être organisées en hiérarchies, chaque classe héritant de sa classe mère ou super-classe.</text:p>
              </text:list-item>
              <text:list-item>
                <text:p><text:span text:style-name="T12"><text:s/></text:span><text:span text:style-name="T12">L’héritage permet la réutilisation des objets et de leur comportement, tout en apportant de légères variations Il se traduit par le principe suivant : on dit qu’une classe Apprenant hérite d’une classe User (Apprenant étant une sous-classe de User) lorsqu’il est possible de mettre la relation “est un” entre apprenant</text:span> et User. De cette façon, toutes les méthodes, ainsi que les données déclarées public ou protected, de la classe User sont applicables à la classe Apprenants.</text:p>
              </text:list-item>
            </text:list>
          </draw:text-box>
        </draw:frame>
        <presentation:notes draw:style-name="dp2">
          <draw:page-thumbnail draw:style-name="gr1" draw:layer="layout" svg:width="14.848cm" svg:height="11.136cm" svg:x="3.075cm" svg:y="2.257cm" draw:page-number="14" presentation:class="page"/>
          <draw:frame presentation:style-name="pr9" draw:text-style-name="P8" draw:layer="layout" svg:width="16.799cm" svg:height="13.364cm" svg:x="2.1cm" svg:y="14.107cm" presentation:class="notes" presentation:placeholder="true">
            <draw:text-box/>
          </draw:frame>
        </presentation:notes>
      </draw:page>
      <draw:page draw:name="page15" draw:style-name="dp1" draw:master-page-name="Lights2" presentation:presentation-page-layout-name="AL2T1">
        <draw:frame presentation:style-name="pr8" draw:text-style-name="P1" draw:layer="layout" svg:width="26.2cm" svg:height="16.4cm" svg:x="0.8cm" svg:y="3.8cm" presentation:class="outline" presentation:user-transformed="true">
          <draw:text-box>
            <text:list text:style-name="L2">
              <text:list-item>
                <text:p>L’héritage est ainsi un principe permettant à une classe fille d’hériter des propriétés et méthodes de sa classe mère sauf celles déclarées private.</text:p>
              </text:list-item>
              <text:list-item>
                <text:p><text:span text:style-name="T7">La Classe fille peut alors</text:span> :</text:p>
                <text:p>1. Utiliser les membres de la classe mère</text:p>
                <text:p>2. Ajouter ses propres propriétés et méthodes</text:p>
                <text:p>3. Redéfinir certains membres de la classe mère.</text:p>
              </text:list-item>
              <text:list-item>
                <text:p>Un objet issu d'une classe dérivée hérite des propriétés et des méthodes de la classe de base (la classe parent) sauf celles qui sont privées.</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1" draw:master-page-name="Lights2" presentation:presentation-page-layout-name="AL2T1">
        <draw:frame presentation:style-name="pr10" draw:text-style-name="P10" draw:layer="layout" svg:width="25.199cm" svg:height="2.906cm" svg:x="1.4cm" svg:y="2.694cm" presentation:class="title">
          <draw:text-box>
            <text:p><text:span text:style-name="T8">Concept 4: Polymorphisme</text:span></text:p>
          </draw:text-box>
        </draw:frame>
        <draw:frame presentation:style-name="pr8" draw:text-style-name="P1" draw:layer="layout" svg:width="25.199cm" svg:height="13.6cm" svg:x="1.4cm" svg:y="6.2cm" presentation:class="outline" presentation:user-transformed="true">
          <draw:text-box>
            <text:list text:style-name="L2">
              <text:list-item>
                <text:p>Il passe plus inaperçu que les précédents.</text:p>
              </text:list-item>
              <text:list-item>
                <text:p>Le polymorphisme est beaucoup plus puissant qu’il n’y paraît à première vue. Il fait économiser des identificateurs de fonctions et rend les notations plus lisibles.</text:p>
              </text:list-item>
              <text:list-item>
                <text:p>Le nom de polymorphisme signifie "qui peut prendre plusieurs formes".</text:p>
              </text:list-item>
              <text:list-item>
                <text:p>Il y a 3 sortes de polymorphisme:</text:p>
              </text:list-item>
            </text:list>
          </draw:text-box>
        </draw:frame>
        <presentation:notes draw:style-name="dp2">
          <draw:page-thumbnail draw:style-name="gr1"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1" draw:master-page-name="Lights2" presentation:presentation-page-layout-name="AL2T1">
        <draw:frame presentation:style-name="pr8" draw:text-style-name="P1" draw:layer="layout" svg:width="27cm" svg:height="9.2cm" svg:x="0.6cm" svg:y="3.6cm" presentation:class="outline" presentation:user-transformed="true">
          <draw:text-box>
            <text:list text:style-name="L2">
              <text:list-item>
                <text:p><text:span text:style-name="T7">Le polymorphisme ad hoc</text:span> permet d'avoir des fonctions de même nom, avec des fonctionnalités similaires, dans des classes sans aucun rapport entre elles.</text:p>
              </text:list-item>
              <text:list-item>
                <text:p><text:s/>Exemple, la classe ETUDIANTS, et la classe PROFESSEURS peuvent avoir chacune une fonction nommée ModifierPrenom sans aucun problème.</text:p>
              </text:list-item>
            </text:list>
          </draw:text-box>
        </draw:frame>
        <presentation:notes draw:style-name="dp2">
          <draw:page-thumbnail draw:style-name="gr1" draw:layer="layout" svg:width="14.848cm" svg:height="11.136cm" svg:x="3.075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1" draw:master-page-name="Lights2" presentation:presentation-page-layout-name="AL2T1">
        <draw:frame presentation:style-name="pr8" draw:text-style-name="P1" draw:layer="layout" svg:width="26.8cm" svg:height="17.4cm" svg:x="0.4cm" svg:y="3.2cm" presentation:class="outline" presentation:user-transformed="true">
          <draw:text-box>
            <text:list text:style-name="L2">
              <text:list-item>
                <text:p><text:span text:style-name="T7">Le polymorphisme paramétrique</text:span> représente la possibilité de définir plusieurs méthodes de même nom mais possédant des paramètres différents (en nombre et/ou en type). Donc différente par la signature.</text:p>
              </text:list-item>
              <text:list-item>
                <text:p>On appelle signature chaque combinaison d'arguments d'une fonction(combinaison en nombre et en type).</text:p>
              </text:list-item>
              <text:list-item>
                <text:p>Une fonction a autant de signatures que de manière d'appeler cette fonction.</text:p>
              </text:list-item>
              <text:list-item>
                <text:p><text:s/>C'est la signature d'une méthode qui détermine quel code sera appelé.</text:p>
              </text:list-item>
              <text:list-item>
                <text:p>Exemple : nous pouvons avoir trois méthodes ou même plus portant le même nom ModifierPrenom mais dans cas il faudra forcement qu’elles soient différentes par leur signature :</text:p>
              </text:list-item>
              <text:list-item>
                <text:p><text:span text:style-name="T11">Soit par leur nombre de paramètres</text:span></text:p>
              </text:list-item>
              <text:list-item>
                <text:p><text:span text:style-name="T11">Soit par les noms et les types des paramètres</text:span></text:p>
              </text:list-item>
            </text:list>
          </draw:text-box>
        </draw:frame>
        <presentation:notes draw:style-name="dp2">
          <draw:page-thumbnail draw:style-name="gr1"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1" draw:master-page-name="Lights2" presentation:presentation-page-layout-name="AL2T1">
        <draw:frame presentation:style-name="pr8" draw:text-style-name="P1" draw:layer="layout" svg:width="26.2cm" svg:height="16.6cm" svg:x="0.8cm" svg:y="3.4cm" presentation:class="outline" presentation:user-transformed="true">
          <draw:text-box>
            <text:list text:style-name="L2">
              <text:list-item>
                <text:p><text:span text:style-name="T7">Le polymorphisme d’héritage</text:span>(redéfinition, spécialisation ou en anglais overriding) lorsqu’une classe hérite d'une autre classe, elle hérite des méthodes.</text:p>
              </text:list-item>
              <text:list-item>
                <text:p><text:s/>On peut redéfinir substituer une méthode de la classe parent par une méthode de même nom dans la classe enfant.</text:p>
              </text:list-item>
              <text:list-item>
                <text:p>La redéfinition est le fait d’hériter d’une méthode et de la ré-implémenter. Ainsi une classe fille peut avoir une méthode portant le même nom que celle de sa classe mère.</text:p>
              </text:list-item>
              <text:list-item>
                <text:p>Exemple : la classe fille Apprenant peut avoir une méthode nommée ModifierPrenom comme celle de sa classe mère. La possibilité de redéfinir une méthode dans des classes héritant d'une classe de base s'appelle la spécialisation.</text:p>
              </text:list-item>
            </text:list>
          </draw:text-box>
        </draw:frame>
        <presentation:notes draw:style-name="dp2">
          <draw:page-thumbnail draw:style-name="gr1"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1" draw:master-page-name="Lights2" presentation:presentation-page-layout-name="AL2T1">
        <draw:frame presentation:style-name="pr10" draw:text-style-name="P10" draw:layer="layout" svg:width="25.199cm" svg:height="2.906cm" svg:x="1.4cm" svg:y="2.694cm" presentation:class="title">
          <draw:text-box>
            <text:p><text:span text:style-name="T8">Termes-clés de la POO</text:span></text:p>
          </draw:text-box>
        </draw:frame>
        <draw:frame presentation:style-name="pr8" draw:text-style-name="P1" draw:layer="layout" svg:width="25.199cm" svg:height="14cm" svg:x="1.4cm" svg:y="6.2cm" presentation:class="outline" presentation:user-transformed="true">
          <draw:text-box>
            <text:list text:style-name="L2">
              <text:list-item>
                <text:p><text:span text:style-name="T7">Classe abstraite</text:span> : ne peut pas être instancié, contient des méthodes normal et abstraite</text:p>
              </text:list-item>
              <text:list-item>
                <text:p><text:span text:style-name="T7">Méthode abstraite</text:span> : signature de méthode uniquement, sans corps.</text:p>
              </text:list-item>
              <text:list-item>
                <text:p><text:span text:style-name="T7">Interface </text:span>: permet l’héritage multiple ; ne définit pas d’implantation pour les méthodes.</text:p>
              </text:list-item>
              <text:list-item>
                <text:p><text:span text:style-name="T7">Héritage </text:span>: permet de définir une classe comme extension d’une autre</text:p>
              </text:list-item>
              <text:list-item>
                <text:p><text:span text:style-name="T7">Superclasse</text:span> : est une classe qui est étendue par une autre classe</text:p>
              </text:list-item>
              <text:list-item>
                <text:p><text:span text:style-name="T7">Sous-classe </text:span>: une classe qui étend (hérite de) une autre classe. (champs et méthodes)</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1" draw:master-page-name="Lights2" presentation:presentation-page-layout-name="AL2T1">
        <draw:frame presentation:style-name="pr8" draw:text-style-name="P1" draw:layer="layout" svg:width="26.8cm" svg:height="16.6cm" svg:x="0.6cm" svg:y="4cm" presentation:class="outline" presentation:user-transformed="true">
          <draw:text-box>
            <text:list text:style-name="L2">
              <text:list-item>
                <text:p><text:span text:style-name="T7">CLASS</text:span> : Déclaration de classe ;</text:p>
              </text:list-item>
              <text:list-item>
                <text:p><text:span text:style-name="T7">CONST</text:span> : Déclaration de constante de classe ;</text:p>
              </text:list-item>
              <text:list-item>
                <text:p><text:span text:style-name="T7">FUNCTION </text:span>: Déclaration d'une méthode ;</text:p>
              </text:list-item>
              <text:list-item>
                <text:p><text:span text:style-name="T7">PUBLIC/PROTECTED/PRIVATE</text:span> : Accès (par défaut "public" si aucun accès n'est explicitement défini) ;</text:p>
              </text:list-item>
              <text:list-item>
                <text:p><text:span text:style-name="T7">NEW </text:span>: Création d'objet ;</text:p>
              </text:list-item>
              <text:list-item>
                <text:p><text:span text:style-name="T7">SELF</text:span> : Résolution de portée (la classe elle-même) ;</text:p>
              </text:list-item>
              <text:list-item>
                <text:p><text:span text:style-name="T7">parent</text:span> : Résolution de portée (la classe "parent") ;</text:p>
              </text:list-item>
              <text:list-item>
                <text:p><text:span text:style-name="T7">static</text:span> : Résolution de portée (appel statique) disponible depuis PHP 5.3 et 6.0 ;</text:p>
              </text:list-item>
              <text:list-item>
                <text:p><text:span text:style-name="T7">extends </text:span>: Héritage de classe ;</text:p>
              </text:list-item>
              <text:list-item>
                <text:p><text:span text:style-name="T7">implements</text:span> : Implémentation d'une interface (dont il faut redéclarer toutes les méthodes).</text:p>
              </text:list-item>
              <text:list-item>
                <text:p>Les mots clefs "<text:span text:style-name="T7">self"</text:span> et "parent" sont utiles pour accéder à une propriété ou méthode (statique ou non) de la classe elle-même ou de son parent.</text:p>
              </text:list-item>
              <text:list-item>
                <text:p/>
              </text:list-item>
              <text:list-item>
                <text:p>Le mot clef<text:span text:style-name="T7"> "static"</text:span> a la même utilité mais il résoud la portée au moment de l'exécution du script .</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1" draw:master-page-name="Lights2" presentation:presentation-page-layout-name="AL2T1">
        <draw:frame presentation:style-name="pr8" draw:text-style-name="P1" draw:layer="layout" svg:width="25.199cm" svg:height="17.2cm" svg:x="1.4cm" svg:y="3.4cm" presentation:class="outline" presentation:user-transformed="true">
          <draw:text-box>
            <text:list text:style-name="L2">
              <text:list-item>
                <text:p><text:span text:style-name="T7">Les méthodes magiques</text:span> sont des méthodes qui, si elles sont déclarées dans une classe, ont une fonction déjà prévue par le langage.</text:p>
              </text:list-item>
              <text:list-item>
                <text:p><text:span text:style-name="T7">__construct() </text:span>: Constructeur de la classe ;</text:p>
              </text:list-item>
              <text:list-item>
                <text:p><text:span text:style-name="T7">__destruct()</text:span> : Destructeur de la classe ;</text:p>
              </text:list-item>
              <text:list-item>
                <text:p><text:span text:style-name="T7">__set()</text:span> : Déclenchée lors de l'accès en écriture à une propriété de l'objet ;</text:p>
              </text:list-item>
              <text:list-item>
                <text:p><text:span text:style-name="T7">__get()</text:span> : Déclenchée lors de l'accès en lecture à une propriété de l'objet ;</text:p>
              </text:list-item>
              <text:list-item>
                <text:p><text:span text:style-name="T7">__call()</text:span> : Déclenchée lors de l'appel d'une méthode inexistante de la classe (appel non statique) ;</text:p>
              </text:list-item>
              <text:list-item>
                <text:p><text:span text:style-name="T7">__callstatic()</text:span> : Déclenchée lors de l'appel d'une méthode inexistante de la classe (appel statique) : disponible depuis PHP 5.3 et 6.0 ;</text:p>
              </text:list-item>
              <text:list-item>
                <text:p><text:span text:style-name="T7">__isset() </text:span>: Déclenchée si on applique isset() à une propriété de l'objet ;</text:p>
              </text:list-item>
              <text:list-item>
                <text:p><text:span text:style-name="T7">__unset() </text:span>: Déclenchée si on applique unset() à une propriété de l'objet ;</text:p>
              </text:list-item>
              <text:list-item>
                <text:p/>
              </text:list-item>
            </text:list>
          </draw:text-box>
        </draw:frame>
        <presentation:notes draw:style-name="dp2">
          <draw:page-thumbnail draw:style-name="gr1"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1" draw:master-page-name="Lights2" presentation:presentation-page-layout-name="AL2T1">
        <draw:frame presentation:style-name="pr8" draw:text-style-name="P1" draw:layer="layout" svg:width="26.6cm" svg:height="16.6cm" svg:x="0.6cm" svg:y="3.6cm" presentation:class="outline" presentation:user-transformed="true">
          <draw:text-box>
            <text:list text:style-name="L2">
              <text:list-item>
                <text:p text:style-name="P6"><text:span text:style-name="T7">__sleep() </text:span>: Exécutée si la fonction serialize() est appliquée à l'objet ;</text:p>
              </text:list-item>
              <text:list-item>
                <text:p text:style-name="P6"><text:span text:style-name="T7">__wakeup()</text:span> : Exécutée si la fonction unserialize() est appliquée à l'objet ;</text:p>
              </text:list-item>
              <text:list-item>
                <text:p text:style-name="P6"><text:span text:style-name="T7">__toString() </text:span>: Appelée lorsque l'on essaie d'afficher directement l'objet : echo $object; ;</text:p>
              </text:list-item>
              <text:list-item>
                <text:p text:style-name="P6"><text:span text:style-name="T7">__set_state() </text:span>: Méthode statique lancée lorsque l'on applique la fonction var_export() à l'objet ;</text:p>
              </text:list-item>
              <text:list-item>
                <text:p text:style-name="P6"><text:span text:style-name="T7">__clone() </text:span>: Appelés lorsque l'on essaie de cloner l'objet ;</text:p>
              </text:list-item>
              <text:list-item>
                <text:p text:style-name="P6"><text:span text:style-name="T7">__autoload()</text:span> : Cette fonction n'est pas une méthode, elle est déclarée dans le scope global et permet d'automatiser les "include/require" de classes PHP.</text:p>
              </text:list-item>
              <text:list-item>
                <text:p text:style-name="P6">Enfin, la variable <text:span text:style-name="T7">$this</text:span> utilisée à l'intérieur d'une classe, vaut toujours une référence vers l'objet lui-même. Pour plus d'informations sur les références, cf. plus loin à la section "Références et clônage".</text:p>
              </text:list-item>
            </text:list>
          </draw:text-box>
        </draw:frame>
        <presentation:notes draw:style-name="dp2">
          <draw:page-thumbnail draw:style-name="gr1" draw:layer="layout" svg:width="14.848cm" svg:height="11.136cm" svg:x="3.075cm" svg:y="2.257cm" draw:page-number="23" presentation:class="page"/>
          <draw:frame presentation:style-name="pr9" draw:text-style-name="P8" draw:layer="layout" svg:width="16.799cm" svg:height="13.364cm" svg:x="2.1cm" svg:y="14.107cm" presentation:class="notes" presentation:placeholder="true">
            <draw:text-box/>
          </draw:frame>
        </presentation:notes>
      </draw:page>
      <draw:page draw:name="page24" draw:style-name="dp1" draw:master-page-name="Lights2" presentation:presentation-page-layout-name="AL2T1">
        <draw:frame presentation:style-name="pr8" draw:text-style-name="P1" draw:layer="layout" svg:width="26.2cm" svg:height="16.6cm" svg:x="0.8cm" svg:y="3.4cm" presentation:class="outline" presentation:user-transformed="true">
          <draw:text-box>
            <text:list text:style-name="L2">
              <text:list-item>
                <text:p><text:span text:style-name="T7">Le polymorphisme d’héritage</text:span>(redéfinition, spécialisation ou en anglais overriding) lorsqu’une classe hérite d'une autre classe, elle hérite des méthodes.</text:p>
              </text:list-item>
              <text:list-item>
                <text:p><text:s/>On peut redéfinir substituer une méthode de la classe parent par une méthode de même nom dans la classe enfant.</text:p>
              </text:list-item>
              <text:list-item>
                <text:p>La redéfinition est le fait d’hériter d’une méthode et de la ré-implémenter. Ainsi une classe fille peut avoir une méthode portant le même nom que celle de sa classe mère.</text:p>
              </text:list-item>
              <text:list-item>
                <text:p>Exemple : la classe fille Apprenant peut avoir une méthode nommée ModifierPrenom comme celle de sa classe mère. La possibilité de redéfinir une méthode dans des classes héritant d'une classe de base s'appelle la spécialisation.</text:p>
              </text:list-item>
            </text:list>
          </draw:text-box>
        </draw:frame>
        <presentation:notes draw:style-name="dp2">
          <draw:page-thumbnail draw:style-name="gr1" draw:layer="layout" svg:width="14.848cm" svg:height="11.136cm" svg:x="3.075cm" svg:y="2.257cm" draw:page-number="24" presentation:class="page"/>
          <draw:frame presentation:style-name="pr9" draw:text-style-name="P8" draw:layer="layout" svg:width="16.799cm" svg:height="13.364cm" svg:x="2.1cm" svg:y="14.107cm" presentation:class="notes" presentation:placeholder="true">
            <draw:text-box/>
          </draw:frame>
        </presentation:notes>
      </draw:page>
      <draw:page draw:name="page25" draw:style-name="dp1" draw:master-page-name="Lights2" presentation:presentation-page-layout-name="AL2T1">
        <draw:frame presentation:style-name="pr13" draw:text-style-name="P9" draw:layer="layout" svg:width="26.2cm" svg:height="6.4cm" svg:x="0.8cm" svg:y="7cm" presentation:class="outline" presentation:user-transformed="true">
          <draw:text-box>
            <text:list text:style-name="L2">
              <text:list-header>
                <text:p text:style-name="P11"><text:span text:style-name="T9">FIN</text:span></text:p>
              </text:list-header>
            </text:list>
          </draw:text-box>
        </draw:frame>
        <presentation:notes draw:style-name="dp2">
          <draw:page-thumbnail draw:style-name="gr1" draw:layer="layout" svg:width="14.848cm" svg:height="11.136cm" svg:x="3.075cm" svg:y="2.257cm" draw:page-number="25"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display="screen"/>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éro&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éro&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éro&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21:04:16.949456051</meta:creation-date>
    <meta:editing-duration>PT1H20M16S</meta:editing-duration>
    <meta:editing-cycles>18</meta:editing-cycles>
    <meta:generator>LibreOffice/6.4.6.2$Linux_X86_64 LibreOffice_project/40$Build-2</meta:generator>
    <dc:title>Lights</dc:title>
    <dc:date>2020-11-20T23:46:57.790595971</dc:date>
    <meta:document-statistic meta:object-count="134"/>
  </office:meta>
</office:document-meta>
</file>